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E000001FAF48BE97D2FA021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.59cm" svg:height="10.933cm" draw:z-index="0"><draw:image xlink:href="Pictures/100000000000032E000001FAF48BE97D2FA0216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22:54:22.773743112</meta:creation-date>
    <meta:generator>LibreOffice/6.4.6.2$Linux_X86_64 LibreOffice_project/40$Build-2</meta:generator>
    <dc:date>2020-11-15T23:01:25.881254661</dc:date>
    <meta:editing-duration>PT18S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